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d0730" officeooo:paragraph-rsid="001d0730"/>
    </style:style>
    <style:style style:name="P6" style:family="paragraph" style:parent-style-name="Table_20_Contents">
      <style:text-properties officeooo:rsid="0019d5d1" officeooo:paragraph-rsid="0019d5d1"/>
    </style:style>
    <style:style style:name="P7" style:family="paragraph" style:parent-style-name="Table_20_Contents">
      <style:text-properties officeooo:rsid="0019d5d1" officeooo:paragraph-rsid="002642f4"/>
    </style:style>
    <style:style style:name="P8" style:family="paragraph" style:parent-style-name="Table_20_Contents">
      <style:text-properties officeooo:rsid="0019d5d1" officeooo:paragraph-rsid="00246cf3"/>
    </style:style>
    <style:style style:name="P9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d5d1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13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9fea" style:text-blinking="false" fo:background-color="transparen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db08" style:text-blinking="false" fo:background-color="transparen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9fea" style:text-blinking="false" fo:background-color="transparent"/>
    </style:style>
    <style:style style:name="P17" style:family="paragraph" style:parent-style-name="Standard">
      <style:text-properties officeooo:rsid="0026d969"/>
    </style:style>
    <style:style style:name="P18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19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2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2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db08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6cf3" style:text-blinking="false" fo:background-color="transparent"/>
    </style:style>
    <style:style style:name="P2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24" style:family="paragraph" style:parent-style-name="Table_20_Contents" style:list-style-name="L2">
      <style:text-properties officeooo:rsid="0019d5d1" officeooo:paragraph-rsid="002642f4"/>
    </style:style>
    <style:style style:name="P25" style:family="paragraph" style:parent-style-name="Table_20_Contents" style:list-style-name="L3">
      <style:text-properties officeooo:rsid="0019d5d1" officeooo:paragraph-rsid="00246cf3"/>
    </style:style>
    <style:style style:name="P26" style:family="paragraph" style:parent-style-name="Table_20_Contents" style:list-style-name="L6">
      <style:text-properties officeooo:rsid="0026d969" officeooo:paragraph-rsid="0026d969"/>
    </style:style>
    <style:style style:name="P27" style:family="paragraph" style:parent-style-name="Table_20_Contents" style:list-style-name="L6">
      <style:text-properties officeooo:rsid="0026d969" officeooo:paragraph-rsid="002c9fea"/>
    </style:style>
    <style:style style:name="P28" style:family="paragraph" style:parent-style-name="Table_20_Contents" style:list-style-name="L7"/>
    <style:style style:name="P29" style:family="paragraph" style:parent-style-name="Table_20_Contents" style:list-style-name="L8">
      <style:text-properties officeooo:rsid="001d0730" officeooo:paragraph-rsid="002f0907"/>
    </style:style>
    <style:style style:name="P30" style:family="paragraph" style:parent-style-name="Table_20_Contents">
      <style:text-properties officeooo:rsid="001d0730" officeooo:paragraph-rsid="001c0299"/>
    </style:style>
    <style:style style:name="P31" style:family="paragraph" style:parent-style-name="Table_20_Contents" style:list-style-name="L9">
      <style:text-properties officeooo:paragraph-rsid="002299b4"/>
    </style:style>
    <style:style style:name="P32" style:family="paragraph" style:parent-style-name="Table_20_Contents" style:list-style-name="L9">
      <style:text-properties officeooo:paragraph-rsid="002d270c"/>
    </style:style>
    <style:style style:name="P33" style:family="paragraph" style:parent-style-name="Table_20_Contents" style:list-style-name="L9">
      <style:text-properties fo:font-variant="normal" fo:text-transform="none" fo:color="#222222" style:font-name="Roboto" fo:font-size="9pt" fo:letter-spacing="normal" fo:font-style="normal" fo:font-weight="normal" officeooo:paragraph-rsid="002d270c"/>
    </style:style>
    <style:style style:name="P34" style:family="paragraph" style:parent-style-name="Table_20_Contents">
      <style:text-properties fo:font-variant="normal" fo:text-transform="none" fo:color="#222222" style:font-name="Roboto" fo:font-size="9pt" fo:letter-spacing="normal" fo:font-style="normal" fo:font-weight="normal" officeooo:paragraph-rsid="002299b4"/>
    </style:style>
    <style:style style:name="P35" style:family="paragraph" style:parent-style-name="Table_20_Contents">
      <style:text-properties officeooo:rsid="002299b4" officeooo:paragraph-rsid="002d270c"/>
    </style:style>
    <style:style style:name="P36" style:family="paragraph" style:parent-style-name="Table_20_Contents">
      <style:text-properties officeooo:rsid="001c0299" officeooo:paragraph-rsid="002f0907"/>
    </style:style>
    <style:style style:name="T1" style:family="text">
      <style:text-properties officeooo:rsid="002299b4"/>
    </style:style>
    <style:style style:name="T2" style:family="text">
      <style:text-properties officeooo:rsid="002a2e8c"/>
    </style:style>
    <style:style style:name="T3" style:family="text">
      <style:text-properties officeooo:rsid="001d0730"/>
    </style:style>
    <style:style style:name="T4" style:family="text">
      <style:text-properties officeooo:rsid="002c9fe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0"><text:bookmark text:name="docs-internal-guid-b572ef5e-7fff-30ad-3ccb-e894a752156d"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1">Youtube</text:p>
            <text:list xml:id="list2037338312" text:style-name="L1">
              <text:list-item>
                <text:p text:style-name="P20">Video</text:p>
              </text:list-item>
              <text:list-item>
                <text:p text:style-name="P19">Description</text:p>
              </text:list-item>
              <text:list-item>
                <text:p text:style-name="P20">oneweb link</text:p>
              </text:list-item>
              <text:list-item>
                <text:p text:style-name="P20">Source code link</text:p>
              </text:list-item>
              <text:list-item>
                <text:p text:style-name="P21">publish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Oneweb.net</text:p>
            <text:list xml:id="list399860670" text:style-name="L2">
              <text:list-item>
                <text:p text:style-name="P24">content</text:p>
              </text:list-item>
              <text:list-item>
                <text:p text:style-name="P24">embed video</text:p>
              </text:list-item>
              <text:list-item>
                <text:p text:style-name="P24">intra-oneweb links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Oneweb.org</text:p>
            <text:list xml:id="list1732881446" text:style-name="L3">
              <text:list-item>
                <text:p text:style-name="P25">documentation</text:p>
              </text:list-item>
            </text:list>
            <text:list xml:id="list3336043890" text:style-name="L4">
              <text:list-item>
                <text:p text:style-name="P22"><text:bookmark-start text:name="__DdeLink__189_3678078665"/>Source code<text:bookmark-end text:name="__DdeLink__189_3678078665"/> link</text:p>
              </text:list-item>
              <text:list-item>
                <text:p text:style-name="P22">Embed video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2">github.com</text:p>
            <text:list xml:id="list3470575140" text:style-name="L5">
              <text:list-item>
                <text:p text:style-name="P23"><text:bookmark-start text:name="__DdeLink__242_2891235952"/>readme</text:p>
              </text:list-item>
              <text:list-item>
                <text:p text:style-name="P23"><text:span text:style-name="T2">readme v</text:span>ideo link/embed<text:bookmark-end text:name="__DdeLink__242_2891235952"/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/>
            <text:list xml:id="list2417375422" text:style-name="L6">
              <text:list-header>
                <text:p text:style-name="P26"/>
              </text:list-header>
            </text:list>
          </table:table-cell>
          <table:table-cell table:style-name="Table1.A2" office:value-type="string">
            <text:list xml:id="list371232158" text:style-name="L7">
              <text:list-header>
                <text:p text:style-name="P28"/>
              </text:list-header>
            </text:list>
          </table:table-cell>
          <table:table-cell table:style-name="Table1.C2" office:value-type="string">
            <text:p text:style-name="P16">Google+</text:p>
            <text:list xml:id="list121823042172237" text:continue-list="list2417375422" text:style-name="L6">
              <text:list-item>
                <text:p text:style-name="P14"><text:bookmark text:name="docs-internal-guid-402d6d7e-7fff-1ac5-915e-7a11b00452d2"/>Public</text:p>
              </text:list-item>
              <text:list-item>
                <text:p text:style-name="P27">Java</text:p>
              </text:list-item>
              <text:list-item>
                <text:p text:style-name="P27">Selenium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5">Twitt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/>
            <text:list xml:id="list3756607186" text:style-name="L8">
              <text:list-header>
                <text:p text:style-name="P18"><text:bookmark text:name="docs-internal-guid-0fb75d74-7fff-52be-ab07-af8836a82bf9"/></text:p>
              </text:list-header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6">Facebook</text:p>
            <text:list xml:id="list121821781028991" text:continue-numbering="true" text:style-name="L8">
              <text:list-item>
                <text:p text:style-name="P29">Selenium <text:span text:style-name="T4">WebDriver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5">Email</text:p>
            <text:list xml:id="list2823612599" text:style-name="L9">
              <text:list-item>
                <text:p text:style-name="P32"><text:span text:style-name="T1">Indian Selenium guy</text:span></text:p>
                <text:list>
                  <text:list-item>
                    <text:p text:style-name="P33">Mukesh Otwani &lt;mukeshotwani@learn-automation.com&gt;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8T12:18:20.759904964</dc:date>
    <meta:editing-duration>PT2H14M33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2" meta:paragraph-count="34" meta:word-count="70" meta:character-count="388" meta:non-whitespace-character-count="371"/>
  </office:meta>
</office:document-meta>
</file>